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osis for Agfa Light" svg:font-family="'Bosis for Agfa Light', Tahoma" style:font-family-generic="swiss" style:font-pitch="variable"/>
    <style:font-face style:name="Bosis for Agfa SemiBold" svg:font-family="'Bosis for Agfa SemiBold', Tahom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8875in" fo:margin-left="0.0104in" fo:margin-right="0.4514in" table:align="margins" style:writing-mode="lr-tb"/>
    </style:style>
    <style:style style:name="Table1.A" style:family="table-column">
      <style:table-column-properties style:column-width="1.7549in" style:rel-column-width="16697*"/>
    </style:style>
    <style:style style:name="Table1.B" style:family="table-column">
      <style:table-column-properties style:column-width="2.5701in" style:rel-column-width="24455*"/>
    </style:style>
    <style:style style:name="Table1.C" style:family="table-column">
      <style:table-column-properties style:column-width="2.5625in" style:rel-column-width="2438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" style:family="table">
      <style:table-properties style:width="6.8819in" table:align="left" style:writing-mode="lr-tb"/>
    </style:style>
    <style:style style:name="Table2.A" style:family="table-column">
      <style:table-column-properties style:column-width="6.881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3" style:family="table">
      <style:table-properties style:width="6.8979in" table:align="left" style:writing-mode="lr-tb"/>
    </style:style>
    <style:style style:name="Table3.A" style:family="table-column">
      <style:table-column-properties style:column-width="3.0201in"/>
    </style:style>
    <style:style style:name="Table3.B" style:family="table-column">
      <style:table-column-properties style:column-width="3.877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cccccc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8979in" table:align="left" style:writing-mode="lr-tb"/>
    </style:style>
    <style:style style:name="Table4.A" style:family="table-column">
      <style:table-column-properties style:column-width="2.5597in"/>
    </style:style>
    <style:style style:name="Table4.B" style:family="table-column">
      <style:table-column-properties style:column-width="4.338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5" style:family="table">
      <style:table-properties style:width="6.8979in" table:align="left" style:writing-mode="lr-tb"/>
    </style:style>
    <style:style style:name="Table5.A" style:family="table-column">
      <style:table-column-properties style:column-width="2.375in"/>
    </style:style>
    <style:style style:name="Table5.B" style:family="table-column">
      <style:table-column-properties style:column-width="1.9563in"/>
    </style:style>
    <style:style style:name="Table5.C" style:family="table-column">
      <style:table-column-properties style:column-width="2.566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left="0.0492in" fo:margin-right="0in" fo:text-indent="0in" style:auto-text-indent="false" style:snap-to-layout-grid="false"/>
    </style:style>
    <style:style style:name="P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</style:style>
    <style:style style:name="P5" style:family="paragraph" style:parent-style-name="Standard">
      <style:paragraph-properties fo:margin-left="0in" fo:margin-right="0.2654in" fo:text-indent="0in" style:auto-text-indent="false"/>
    </style:style>
    <style:style style:name="P6" style:family="paragraph" style:parent-style-name="Standard">
      <style:paragraph-properties fo:margin-left="0in" fo:margin-right="0.2654in" fo:text-indent="0in" style:auto-text-indent="false"/>
      <style:text-properties fo:language="en" fo:country="US"/>
    </style:style>
    <style:style style:name="P7" style:family="paragraph" style:parent-style-name="Standard">
      <style:paragraph-properties fo:margin-left="0in" fo:margin-right="0.2654in" fo:text-indent="0in" style:auto-text-indent="false" style:snap-to-layout-grid="false"/>
      <style:text-properties fo:language="en" fo:country="US"/>
    </style:style>
    <style:style style:name="P8" style:family="paragraph" style:parent-style-name="Standard">
      <style:paragraph-properties fo:margin-left="0in" fo:margin-right="0.2654in" fo:text-indent="0in" style:auto-text-indent="false" style:snap-to-layout-grid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0.1252in" fo:margin-right="0.2654in" fo:text-indent="0in" style:auto-text-indent="false" style:snap-to-layout-grid="false"/>
      <style:text-properties fo:language="en" fo:country="US"/>
    </style:style>
    <style:style style:name="P10" style:family="paragraph" style:parent-style-name="Standard">
      <style:paragraph-properties fo:margin-left="0.1252in" fo:margin-right="0.2654in" fo:text-indent="0in" style:auto-text-indent="false"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top="0in" fo:margin-bottom="0.0835in">
        <style:tab-stops>
          <style:tab-stop style:position="2.6583in"/>
        </style:tab-stops>
      </style:paragraph-properties>
      <style:text-properties fo:language="en" fo:country="US" fo:font-weight="bold" style:font-weight-asian="bold"/>
    </style:style>
    <style:style style:name="P12" style:family="paragraph" style:parent-style-name="Text_20_body">
      <style:paragraph-properties fo:background-color="#ffffff">
        <style:background-image/>
      </style:paragraph-properties>
    </style:style>
    <style:style style:name="P13" style:family="paragraph" style:parent-style-name="Text_20_body" style:list-style-name="L1">
      <style:paragraph-properties fo:background-color="#ffffff">
        <style:background-image/>
      </style:paragraph-properties>
    </style:style>
    <style:style style:name="P14" style:family="paragraph" style:parent-style-name="Text_20_body" style:list-style-name="L2">
      <style:paragraph-properties fo:background-color="#ffffff">
        <style:background-image/>
      </style:paragraph-properties>
    </style:style>
    <style:style style:name="P15" style:family="paragraph" style:parent-style-name="Text_20_body">
      <style:paragraph-properties fo:margin-left="0.4917in" fo:margin-right="0in" fo:text-indent="0in" style:auto-text-indent="false"/>
      <style:text-properties fo:language="en" fo:country="US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fo:language="en" fo:country="US"/>
    </style:style>
    <style:style style:name="P18" style:family="paragraph" style:parent-style-name="Heading_20_2">
      <style:paragraph-properties fo:orphans="2" fo:widows="2" style:writing-mode="lr-tb"/>
      <style:text-properties style:use-window-font-color="true" fo:language="fr" fo:country="FR" style:font-name-asian="Times New Roman" style:language-complex="ar" style:country-complex="SA"/>
    </style:style>
    <style:style style:name="P19" style:family="paragraph" style:parent-style-name="Heading_20_2">
      <style:paragraph-properties fo:orphans="2" fo:widows="2" style:writing-mode="lr-tb"/>
    </style:style>
    <style:style style:name="P20" style:family="paragraph" style:parent-style-name="Standard" style:master-page-name="Standard">
      <style:paragraph-properties style:page-number="auto"/>
      <style:text-properties fo:language="en" fo:country="US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 style:list-style-name="WW8Num13">
      <style:text-properties fo:language="en" fo:country="US"/>
    </style:style>
    <style:style style:name="P23" style:family="paragraph" style:parent-style-name="Standard" style:list-style-name="L3"/>
    <style:style style:name="P24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25" style:family="paragraph" style:parent-style-name="Standard">
      <style:paragraph-properties fo:orphans="2" fo:widows="2" style:writing-mode="lr-tb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language="fr" fo:country="FR" style:font-name-asian="Times New Roman" style:language-complex="ar" style:country-complex="SA"/>
    </style:style>
    <style:style style:name="T5" style:family="text">
      <style:text-properties fo:language="fr" fo:country="FR"/>
    </style:style>
    <style:style style:name="T6" style:family="text">
      <style:text-properties style:font-name-asian="Times New Roman"/>
    </style:style>
    <style:style style:name="T7" style:family="text">
      <style:text-properties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><text:span text:style-name="Titre_20_zone_20_à_20_saisir"><text:span text:style-name="T1">AUTHOR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Zones_20_à_20_saisir"><text:span text:style-name="T1">Mathieu BAUDIER</text:span></text:span></text:p>
          </table:table-cell>
          <table:table-cell table:style-name="Table1.A1" office:value-type="string">
            <text:p text:style-name="P3"><text:span text:style-name="Zones_20_à_20_saisir"><text:span text:style-name="T1"/></text:span></text:p>
          </table:table-cell>
          <table:table-cell table:style-name="Table1.C1" office:value-type="string">
            <text:p text:style-name="P3"><text:span text:style-name="Zones_20_à_20_saisir"><text:span text:style-name="T1">Argeo SASU</text:span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Zones_20_à_20_saisir"><text:span text:style-name="T1">Bruno SINOU</text:span></text:span></text:p>
          </table:table-cell>
          <table:table-cell table:style-name="Table1.A1" office:value-type="string">
            <text:p text:style-name="P3"><text:span text:style-name="Zones_20_à_20_saisir"><text:span text:style-name="T1"/></text:span></text:p>
          </table:table-cell>
          <table:table-cell table:style-name="Table1.C1" office:value-type="string">
            <text:p text:style-name="P3"><text:span text:style-name="Zones_20_à_20_saisir"><text:span text:style-name="T1">Argeo SASU</text:span></text:span></text:p>
          </table:table-cell>
        </table:table-row>
      </table:table>
      <text:p text:style-name="Standard"><text:span text:style-name="Titre_20_zone_20_à_20_saisir"><text:span text:style-name="T1"/></text:span></text:p>
      <text:p text:style-name="Standard"><text:span text:style-name="Titre_20_zone_20_à_20_saisir"><text:span text:style-name="T1">REFERENCE OF THE DOCUMENT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file-name text:display="name-and-extension">ConnectGPS-Leuven-DesignDoc-120109.odt</text:file-name></text:p>
          </table:table-cell>
        </table:table-row>
      </table:table>
      <text:p text:style-name="P6"/>
      <text:p text:style-name="P6">ATTACHMENTS 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ame</text:p>
          </table:table-cell>
          <table:table-cell table:style-name="Table3.B1" office:value-type="string">
            <text:p text:style-name="P10">LAST UPDATE</text:p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9"/>
          </table:table-cell>
        </table:table-row>
      </table:table>
      <text:p text:style-name="P5"/>
      <text:p text:style-name="P11"/>
      <text:p text:style-name="Standard"><text:span text:style-name="Titre_20_zone_20_à_20_saisir"><text:span text:style-name="T1">CREATION DATE </text:span></text:span><text:span text:style-name="Titre_20_zone_20_à_20_saisir"><text:span text:style-name="T1"><text:tab/><text:tab/><text:tab/> <text:s/>LAST UPDATE</text:span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04/29/2011</text:p>
          </table:table-cell>
          <table:table-cell table:style-name="Table4.B1" office:value-type="string">
            <text:p text:style-name="P7">01/09/2012</text:p>
          </table:table-cell>
        </table:table-row>
      </table:table>
      <text:p text:style-name="P1"/>
      <text:p text:style-name="P1"/>
      <text:p text:style-name="Standard"><text:span text:style-name="Titre_20_zone_20_à_20_saisir"><text:span text:style-name="T1">AUDIENCE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Zones_20_à_20_saisir"><text:span text:style-name="T1">Daniel Belasco ROGERS</text:span></text:span></text:p>
          </table:table-cell>
          <table:table-cell table:style-name="Table5.A1" office:value-type="string">
            <text:p text:style-name="P3"><text:span text:style-name="Zones_20_à_20_saisir"><text:span text:style-name="T1"/></text:span></text:p>
          </table:table-cell>
          <table:table-cell table:style-name="Table5.C1" office:value-type="string">
            <text:p text:style-name="P4"><text:span text:style-name="Zones_20_à_20_saisir"><text:span text:style-name="T1">Plan B </text:span></text:span></text:p>
          </table:table-cell>
        </table:table-row>
      </table:table>
      <text:p text:style-name="Standard"><text:span text:style-name="Zones_20_à_20_saisir"><text:span text:style-name="T1"/></text:span></text:p>
      <text:p text:style-name="P1"/>
      <text:p text:style-name="P2">SUMMARY:</text:p>
      <text:p text:style-name="P1">The following document exposes the concrete design of Connect GPS application that is developed by ARGEO SASU.</text:p>
      <text:p text:style-name="P1"/>
      <text:p text:style-name="P1"/>
      <text:h text:style-name="P17" text:outline-level="1">Main goals of the application:</text:h>
      <text:p text:style-name="P1">This application is an extension of the existing Connect GPS application that is aim to be used by Daniel for his <text:span text:style-name="T2">Data Logger Project</text:span> <text:s/>for Artefact festival <text:s/>in STUK (Leuven, BE).</text:p>
      <text:p text:style-name="P1"/>
      <text:h text:style-name="Heading_20_2" text:outline-level="2">Context of the project </text:h>
      <text:p text:style-name="P1">All along january 2012, people in Leuven will be given extra precise GPSs to use lit for a day or two in their day-to-day life in order to track their movements accross the city.</text:p>
      <text:p text:style-name="P1">These pre-registered users will pick up a GPS lent by the sponsor at Stuk, use them and bring them back in , filled with the data they gathered using it. These users and corresponding lent sensors will be manually registered <text:s/>at Stuk desk while checking the machine <text:s/>out and back in.</text:p>
      <text:p text:style-name="P1">Once a week; Joachim; a student working at Stuk and helping Dan on the project will gather all sensors currently available at the reception desk; retrieve the data and put them back in the game.</text:p>
      <text:p text:style-name="P1">The GPS used for this project have their specific proprietary data format and corresponding proprietary application to retrieve, clean and export the data.</text:p>
      <text:p text:style-name="P1">Joachim will do this job and export .stf files (csv like, comma separated value file) that he will then send to Daniel via Dropbox.</text:p>
      <text:p text:style-name="P1">Joachim will also upload an excel file that maps sensors with real users accross time.</text:p>
      <text:h text:style-name="Heading_20_2" text:outline-level="2">Goal of the Connect GPS Application</text:h>
      <text:list xml:id="list355776496" text:style-name="L3">
        <text:list-item>
          <text:p text:style-name="P23">Upload .stf files, link each file with a sensor</text:p>
        </text:list-item>
        <text:list-item>
          <text:p text:style-name="P23">Optionnaly clean the data another time (Already done in the proprietary app) </text:p>
        </text:list-item>
        <text:list-item>
          <text:p text:style-name="P23">Store data in the repository</text:p>
        </text:list-item>
        <text:list-item>
          <text:p text:style-name="P23">Add the sensor / user mapping </text:p>
        </text:list-item>
        <text:list-item>
          <text:p text:style-name="P23">Export some usable GPX files for Daniel to use them in his animation.</text:p>
        </text:list-item>
      </text:list>
      <text:h text:style-name="Heading_20_1" text:outline-level="1">General architecture:</text:h>
      <text:p text:style-name="P1">The entire application relies on opensource software under Apache GPL Licence that are part of Argeo distribution.</text:p>
      <text:p text:style-name="P1"/>
      <text:list xml:id="list1273663879" text:style-name="WW8Num13">
        <text:list-item>
          <text:p text:style-name="P22">DATA ACCESS :</text:p>
        </text:list-item>
      </text:list>
      <text:p text:style-name="P24">JackRabbit JCR implementation that relies on a PostgreSQL Server</text:p>
      <text:p text:style-name="P24">PostGis database on a PostgreSQL Server</text:p>
      <text:p text:style-name="P1"/>
      <text:list xml:id="list1146154163" text:continue-numbering="true" text:style-name="WW8Num13">
        <text:list-item>
          <text:p text:style-name="P22">FRAMEWORK AND RUNTIME: </text:p>
        </text:list-item>
      </text:list>
      <text:p text:style-name="P24">OSGi Equinoxe with Spring Framework version 2.5.1</text:p>
      <text:p text:style-name="P1"/>
      <text:list xml:id="list969296922" text:continue-numbering="true" text:style-name="WW8Num13">
        <text:list-item>
          <text:p text:style-name="P22">USER INTERFACE:</text:p>
        </text:list-item>
      </text:list>
      <text:p text:style-name="P24">Rich Client Protocol (RCP) for end user and administration</text:p>
      <text:p text:style-name="P1"/>
      <text:list xml:id="list636892386" text:continue-numbering="true" text:style-name="WW8Num13">
        <text:list-item>
          <text:p text:style-name="P22">USER MANGEMENT:</text:p>
        </text:list-item>
      </text:list>
      <text:p text:style-name="P24">Argeo utils based on Java Security and LDAP</text:p>
      <text:h text:style-name="P16" text:outline-level="1">Detailed Use cases (to be filled) </text:h>
      <text:h text:style-name="Heading_20_2" text:outline-level="2">Upload &amp; import files</text:h>
      <text:h text:style-name="P19" text:outline-level="2"><text:span text:style-name="T4">Clean data</text:span></text:h>
      <text:h text:style-name="P19" text:outline-level="2"><text:span text:style-name="T4">Map user / sensor </text:span></text:h>
      <text:h text:style-name="P19" text:outline-level="2"><text:span text:style-name="T4">Export gpx files</text:span></text:h>
      <text:p text:style-name="P25"><text:span text:style-name="T4"/></text:p>
      <text:p text:style-name="P25"><text:span text:style-name="T4"/></text:p>
      <text:h text:style-name="P18" text:outline-level="2" text:is-list-header="true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osis for Agfa Light" svg:font-family="'Bosis for Agfa Light', Tahoma" style:font-family-generic="swiss" style:font-pitch="variable"/>
    <style:font-face style:name="Bosis for Agfa SemiBold" svg:font-family="'Bosis for Agfa SemiBold', Tahom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835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weight="bold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Zones_20_à_20_saisir" style:display-name="Zones à saisir" style:family="text" style:parent-style-name="Default_20_Paragraph_20_Font">
      <style:text-properties style:font-name="Bosis for Agfa Light" fo:font-size="12pt" fo:language="fr" fo:country="FR" style:font-size-asian="12pt" style:font-size-complex="10pt"/>
    </style:style>
    <style:style style:name="Titre_20_zone_20_à_20_saisir" style:display-name="Titre zone à saisir" style:family="text" style:parent-style-name="Default_20_Paragraph_20_Font">
      <style:text-properties style:font-name="Bosis for Agfa Semi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3937in" fo:text-indent="-0.45in" fo:margin-left="0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14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118in" fo:text-indent="-0.7618in" fo:margin-left="0.5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14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9839in" fo:margin-left="0.5783in" fo:margin-right="0.34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ARGEO SASU – CONNECT GPS LEUVEN PROJECT – DESIGN DOCUMENT – V 0.1 DRAFT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UTHORS</dc:title>
    <meta:initial-creator>Bruno Sinou</meta:initial-creator>
    <meta:creation-date>2011-01-17T13:59:00</meta:creation-date>
    <dc:creator>Bruno Sinou</dc:creator>
    <dc:date>2012-01-09T12:07:21</dc:date>
    <meta:editing-cycles>7</meta:editing-cycles>
    <meta:editing-duration>PT08H34M18S</meta:editing-duration>
    <meta:generator>OpenOffice.org/3.2$Unix OpenOffice.org_project/320m19$Build-9505</meta:generator>
    <meta:document-statistic meta:table-count="5" meta:image-count="0" meta:object-count="0" meta:page-count="3" meta:paragraph-count="50" meta:word-count="440" meta:character-count="2559"/>
  </office:meta>
</office:document-meta>
</file>